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0055in" fo:margin-right="0in" fo:margin-top="0.0362in" fo:margin-bottom="0in" loext:contextual-spacing="false" fo:line-height="100%" fo:orphans="0" fo:widows="0" fo:text-indent="0in" style:auto-text-indent="false"/>
    </style:style>
    <style:style style:name="P2" style:family="paragraph" style:parent-style-name="Standard">
      <style:paragraph-properties fo:margin-left="0.0118in" fo:margin-right="0in" fo:margin-top="0.2764in" fo:margin-bottom="0in" loext:contextual-spacing="false" fo:line-height="100%" fo:orphans="0" fo:widows="0" fo:text-indent="0in" style:auto-text-indent="false"/>
    </style:style>
    <style:style style:name="P3" style:family="paragraph" style:parent-style-name="Standard">
      <style:paragraph-properties fo:margin-left="1.0035in" fo:margin-right="0in" fo:margin-top="0.1902in" fo:margin-bottom="0in" loext:contextual-spacing="false" fo:line-height="110%" fo:orphans="0" fo:widows="0" fo:text-indent="-0.2327in" style:auto-text-indent="false"/>
    </style:style>
    <style:style style:name="P4" style:family="paragraph" style:parent-style-name="Standard">
      <style:paragraph-properties fo:margin-left="1.0035in" fo:margin-right="0.7327in" fo:margin-top="0.0102in" fo:margin-bottom="0in" loext:contextual-spacing="false" fo:line-height="110%" fo:orphans="0" fo:widows="0" fo:text-indent="-0.248in" style:auto-text-indent="false"/>
    </style:style>
    <style:style style:name="P5" style:family="paragraph" style:parent-style-name="Standard">
      <style:paragraph-properties fo:margin-left="0.7575in" fo:margin-right="0in" fo:margin-top="0.0102in" fo:margin-bottom="0in" loext:contextual-spacing="false" fo:line-height="100%" fo:orphans="0" fo:widows="0" fo:text-indent="0in" style:auto-text-indent="false"/>
    </style:style>
    <style:style style:name="P6" style:family="paragraph" style:parent-style-name="Standard">
      <style:paragraph-properties fo:margin-left="0.752in" fo:margin-right="0in" fo:margin-top="0.0299in" fo:margin-bottom="0in" loext:contextual-spacing="false" fo:line-height="100%" fo:orphans="0" fo:widows="0" fo:text-indent="0in" style:auto-text-indent="false"/>
    </style:style>
    <style:style style:name="P7" style:family="paragraph" style:parent-style-name="Standard">
      <style:paragraph-properties fo:margin-left="1.0146in" fo:margin-right="0.4508in" fo:margin-top="0.0299in" fo:margin-bottom="0in" loext:contextual-spacing="false" fo:line-height="110%" fo:orphans="0" fo:widows="0" fo:text-indent="-0.0055in" style:auto-text-indent="false"/>
    </style:style>
    <style:style style:name="P8" style:family="paragraph" style:parent-style-name="Standard">
      <style:paragraph-properties fo:margin-left="0.7638in" fo:margin-right="0in" fo:margin-top="0.8764in" fo:margin-bottom="0in" loext:contextual-spacing="false" fo:line-height="100%" fo:orphans="0" fo:widows="0" fo:text-indent="0in" style:auto-text-indent="false"/>
    </style:style>
    <style:style style:name="P9" style:family="paragraph" style:parent-style-name="Standard">
      <style:paragraph-properties fo:margin-left="0.7638in" fo:margin-right="0in" fo:margin-top="0.3957in" fo:margin-bottom="0in" loext:contextual-spacing="false" fo:line-height="100%" fo:orphans="0" fo:widows="0" fo:text-indent="0in" style:auto-text-indent="false"/>
    </style:style>
    <style:style style:name="P10" style:family="paragraph" style:parent-style-name="Standard">
      <style:paragraph-properties fo:margin-left="1.0102in" fo:margin-right="0.3075in" fo:margin-top="0.0256in" fo:margin-bottom="0in" loext:contextual-spacing="false" fo:line-height="110%" fo:orphans="0" fo:widows="0" fo:text-indent="-0.2457in" style:auto-text-indent="false"/>
    </style:style>
    <style:style style:name="P11" style:family="paragraph" style:parent-style-name="Standard">
      <style:paragraph-properties fo:margin-left="1.0102in" fo:margin-right="0.739in" fo:margin-top="0.0256in" fo:margin-bottom="0in" loext:contextual-spacing="false" fo:line-height="110%" fo:orphans="0" fo:widows="0" fo:text-indent="-0.2457in" style:auto-text-indent="false"/>
    </style:style>
    <style:style style:name="P12" style:family="paragraph" style:parent-style-name="Standard">
      <style:paragraph-properties fo:margin-left="1.0047in" fo:margin-right="0.1071in" fo:margin-top="0.0083in" fo:margin-bottom="0in" loext:contextual-spacing="false" fo:line-height="110%" fo:orphans="0" fo:widows="0" fo:text-indent="-0.2402in" style:auto-text-indent="false"/>
    </style:style>
    <style:style style:name="P13" style:family="paragraph" style:parent-style-name="Standard">
      <style:paragraph-properties fo:margin-left="1.0047in" fo:margin-right="0.1071in" fo:margin-top="0.0083in" fo:margin-bottom="0in" loext:contextual-spacing="false" fo:line-height="110%" fo:orphans="0" fo:widows="0" fo:text-indent="-0.2402in" style:auto-text-indent="false"/>
      <style:text-properties fo:color="#980000" fo:font-size="12pt" style:font-size-asian="12pt" style:font-size-complex="12pt"/>
    </style:style>
    <style:style style:name="P14" style:family="paragraph" style:parent-style-name="Standard">
      <style:paragraph-properties fo:margin-left="0.7638in" fo:margin-right="0.3075in" fo:margin-top="0.0256in" fo:margin-bottom="0in" loext:contextual-spacing="false" fo:line-height="110%" fo:text-align="center" style:justify-single-word="false" fo:orphans="0" fo:widows="0" fo:text-indent="0in" style:auto-text-indent="false"/>
    </style:style>
    <style:style style:name="P15" style:family="paragraph" style:parent-style-name="Standard" style:master-page-name="Standard">
      <style:paragraph-properties fo:line-height="100%" fo:orphans="0" fo:widows="0"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color="#980000" fo:font-size="12pt" fo:font-weight="bold" style:font-size-asian="12pt" style:font-weight-asian="bold" style:font-size-complex="12pt"/>
    </style:style>
    <style:style style:name="T4" style:family="text">
      <style:text-properties fo:color="#980000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188038"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Aktivitäten für heute: 27.11.2024 </text:span></text:p>
      <text:p text:style-name="P1"><text:span text:style-name="T2">Online-Notizbuch-Web-App Farugh &amp; Muditha </text:span></text:p>
      <text:p text:style-name="P2"><text:span text:style-name="T3">Unsere Aktivitäten für den Tag: </text:span></text:p>
      <text:p text:style-name="P3"><text:span text:style-name="T5">1. Reflexion über die gestrigen Aktivitäten und Festlegung neuer Ziele. </text:span></text:p>
      <text:p text:style-name="P4"><text:span text:style-name="T5">2. </text:span><text:span text:style-name="T6">Die Anwendung auf AWS hosten</text:span><text:span text:style-name="T5">, um sie live und zugänglich zu machen </text:span></text:p>
      <text:p text:style-name="P5"><text:span text:style-name="T5">3. Bearbeiten neuer Funktionen für </text:span><text:span text:style-name="T7">App.js </text:span></text:p>
      <text:p text:style-name="P6"><text:span text:style-name="T5">4. Überarbeitung von </text:span><text:span text:style-name="T6">Format, Rahmen und </text:span></text:p>
      <text:p text:style-name="P7"><text:span text:style-name="T6">Größenanpassung </text:span><text:span text:style-name="T5">der Anwendung für eine optimierte Darstellung auf verschiedenen Bildschirmgrößen. </text:span></text:p>
      <text:p text:style-name="P8"><text:span text:style-name="T8">● Was haben wir seit dem letzten Stand-up getan? </text:span></text:p>
      <text:p text:style-name="P10"><text:span text:style-name="T4">● </text:span><text:span text:style-name="T3">Die Anwendung auf AWS hosten</text:span><text:span text:style-name="T4">, um sie live und zugänglich zu machen! </text:span></text:p>
      <text:p text:style-name="P9"><text:span text:style-name="T8">● Was werde ich vor dem nächsten Stand-up tun? </text:span></text:p>
      <text:p text:style-name="P11"><text:span text:style-name="T4">● Unsere Kreativität entfalten und die Anwendung mit frischen, innovativen Design Ideen bereichern. </text:span></text:p>
      <text:p text:style-name="P12"><text:span text:style-name="T4">● Den nächsten Schritt wagen: </text:span><text:span text:style-name="T3">Die Anwendung auf AWS hosten</text:span><text:span text:style-name="T4">, um sie live und zugänglich zu machen! �� </text:span></text:p>
      <text:p text:style-name="P13"/>
      <text:p text:style-name="P12"><text:span text:style-name="T8">● Welche Hindernisse oder Probleme gibt es? </text:span></text:p>
      <text:p text:style-name="P14"><text:span text:style-name="T4">● </text:span><text:span text:style-name="T3">Bildspeicherung in der React-App: </text:span><text:span text:style-name="T4">Dieses Problem ist weiterhin ungelöst, trotz diverser Lösungsansätze. und AWS hos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43" meta:character-count="961" meta:non-whitespace-character-count="819"/>
    <meta:generator>LibreOfficeDev/6.0.5.2$Linux_X86_64 LibreOffice_project/</meta:generator>
  </office:meta>
</office:document-meta>
</file>